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512cm" style:rel-column-width="9358*"/>
    </style:style>
    <style:style style:name="Table3.B" style:family="table-column">
      <style:table-column-properties style:column-width="3.383cm" style:rel-column-width="12604*"/>
    </style:style>
    <style:style style:name="Table3.C" style:family="table-column">
      <style:table-column-properties style:column-width="2.602cm" style:rel-column-width="9693*"/>
    </style:style>
    <style:style style:name="Table3.D" style:family="table-column">
      <style:table-column-properties style:column-width="9.093cm" style:rel-column-width="33880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D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3*"/>
    </style:style>
    <style:style style:name="Table5.D" style:family="table-column">
      <style:table-column-properties style:column-width="4.397cm" style:rel-column-width="16386*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ext_20_body">
      <style:text-properties style:font-name="Liberation Serif" officeooo:rsid="004a5b46" officeooo:paragraph-rsid="004a5b46" style:font-name-complex="Arial"/>
    </style:style>
    <style:style style:name="P4" style:family="paragraph" style:parent-style-name="Text_20_body">
      <style:text-properties style:font-name="Liberation Serif" officeooo:rsid="004a9b4a" officeooo:paragraph-rsid="004a9b4a" style:font-name-complex="Arial"/>
    </style:style>
    <style:style style:name="P5" style:family="paragraph" style:parent-style-name="Text_20_body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7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8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9" style:family="paragraph" style:parent-style-name="Footer">
      <style:paragraph-properties fo:text-align="end" style:justify-single-word="false"/>
      <style:text-properties officeooo:paragraph-rsid="00106ff2"/>
    </style:style>
    <style:style style:name="P10" style:family="paragraph" style:parent-style-name="Table_20_Contents">
      <style:text-properties style:font-name="Liberation Serif" style:font-name-complex="Ari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style:font-name-complex="Ari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weight="bold" officeooo:rsid="004a9b4a" officeooo:paragraph-rsid="004a9b4a" style:font-weight-asian="bold" style:font-name-complex="Arial" style:font-weight-complex="bold"/>
    </style:style>
    <style:style style:name="P13" style:family="paragraph" style:parent-style-name="Table_20_Contents">
      <style:text-properties fo:font-weight="bold" officeooo:rsid="004a9b4a" officeooo:paragraph-rsid="004a9b4a" style:font-weight-asian="bold" style:font-weight-complex="bold"/>
    </style:style>
    <style:style style:name="P14" style:family="paragraph" style:parent-style-name="Text_20_body">
      <style:paragraph-properties fo:break-before="auto" fo:break-after="auto"/>
      <style:text-properties style:font-name="Liberation Serif" officeooo:rsid="004a9b4a" officeooo:paragraph-rsid="004a9b4a" style:font-name-complex="Arial"/>
    </style:style>
    <style:style style:name="P15" style:family="paragraph" style:parent-style-name="Footnote">
      <style:text-properties officeooo:rsid="001a5148" officeooo:paragraph-rsid="004b9cae"/>
    </style:style>
    <style:style style:name="P16" style:family="paragraph" style:parent-style-name="Heading_20_2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9071008" text:id="ct94850269071008">
          <text:insertion>
            <office:change-info>
              <dc:creator>Julian Raigosa</dc:creator>
              <dc:date>2016-08-20T08:42:00</dc:date>
            </office:change-info>
          </text:insertion>
        </text:changed-region>
        <text:changed-region xml:id="ct94850272119776" text:id="ct94850272119776">
          <text:insertion>
            <office:change-info>
              <dc:creator>Julian Raigosa</dc:creator>
              <dc:date>2016-08-20T08:36:00</dc:date>
            </office:change-info>
          </text:insertion>
        </text:changed-region>
        <text:changed-region xml:id="ct94850270385280" text:id="ct94850270385280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850271278528" text:id="ct94850271278528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64881920" text:id="ct94850264881920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60481744" text:id="ct94850260481744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68430560" text:id="ct94850268430560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69241344" text:id="ct94850269241344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72410912" text:id="ct94850272410912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71861472" text:id="ct94850271861472">
          <text:insertion>
            <office:change-info>
              <dc:creator>Julian Raigosa</dc:creator>
              <dc:date>2016-08-20T08:37:00</dc:date>
            </office:change-info>
          </text:insertion>
        </text:changed-region>
        <text:changed-region xml:id="ct94850271566096" text:id="ct94850271566096">
          <text:insertion>
            <office:change-info>
              <dc:creator>Julian Raigosa</dc:creator>
              <dc:date>2016-08-20T08:39:00</dc:date>
            </office:change-info>
          </text:insertion>
        </text:changed-region>
        <text:changed-region xml:id="ct94850267377904" text:id="ct94850267377904">
          <text:insertion>
            <office:change-info>
              <dc:creator>Julian Raigosa</dc:creator>
              <dc:date>2016-08-20T08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94850272119776"/>En este formato se debe describir el cambio que el cliente o un miembro del equipo de desarrollo requiere hacer en uno o más elementos de la línea base.<text:change-end text:change-id="ct94850272119776"/><text:change-start text:change-id="ct94850270385280"/></text:p>
      <text:p text:style-name="P2"><text:change-end text:change-id="ct94850270385280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"><text:change-start text:change-id="ct94850271278528"/>Solicitante<text:change-end text:change-id="ct94850271278528"/></text:p>
          </table:table-cell>
          <table:table-cell table:style-name="Table3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<text:change-start text:change-id="ct94850264881920"/>Fecha<text:change-end text:change-id="ct94850264881920"/></text:p>
          </table:table-cell>
          <table:table-cell table:style-name="Table3.B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3.A3" table:number-rows-spanned="2" office:value-type="string">
            <text:p text:style-name="P12"><text:change-start text:change-id="ct94850260481744"/>Cambio<text:change-end text:change-id="ct94850260481744"/></text:p>
          </table:table-cell>
          <table:table-cell table:style-name="Table3.B3" table:number-columns-spanned="3" office:value-type="string">
            <text:p text:style-name="P12"><text:change-start text:change-id="ct94850268430560"/>Impacto<text:change-end text:change-id="ct94850268430560"/></text:p>
          </table:table-cell>
          <table:covered-table-cell/>
          <table:covered-table-cell/>
        </table:table-row>
        <table:table-row>
          <table:covered-table-cell/>
          <table:table-cell table:style-name="Table3.A2" office:value-type="string">
            <text:p text:style-name="P12"><text:change-start text:change-id="ct94850269241344"/>Tiempo<text:change-end text:change-id="ct94850269241344"/></text:p>
          </table:table-cell>
          <table:table-cell table:style-name="Table3.A2" office:value-type="string">
            <text:p text:style-name="P12"><text:change-start text:change-id="ct94850272410912"/>Costo ($)<text:change-end text:change-id="ct94850272410912"/></text:p>
          </table:table-cell>
          <table:table-cell table:style-name="Table3.D4" office:value-type="string">
            <text:p text:style-name="P12"><text:change-start text:change-id="ct94850271861472"/>Alcance<text:change-end text:change-id="ct94850271861472"/></text:p>
          </table:table-cell>
        </table:table-row>
        <table:table-row>
          <table:table-cell table:style-name="Table3.A5" office:value-type="string">
            <text:p text:style-name="P10"/>
          </table:table-cell>
          <table:table-cell table:style-name="Table3.B5" office:value-type="string">
            <text:p text:style-name="P11"/>
          </table:table-cell>
          <table:table-cell table:style-name="Table3.C5" office:value-type="string">
            <text:p text:style-name="P11"/>
          </table:table-cell>
          <table:table-cell table:style-name="Table3.D5" office:value-type="string">
            <text:p text:style-name="P11"/>
          </table:table-cell>
        </table:table-row>
      </table:table>
      <text:p text:style-name="P2"><text:change-start text:change-id="ct94850271566096"/></text:p>
      <text:h text:style-name="P16" text:outline-level="2"><text:change-end text:change-id="ct94850271566096"/><text:change-start text:change-id="ct94850267377904"/>Participantes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3">Empresa</text:p>
          </table:table-cell>
          <table:table-cell table:style-name="Table5.A1" office:value-type="string">
            <text:p text:style-name="P13">Nombres y Apellidos</text:p>
          </table:table-cell>
          <table:table-cell table:style-name="Table5.A1" office:value-type="string">
            <text:p text:style-name="P13">Asis<text:note text:id="ftn1" text:note-class="footnote"><text:note-citation>1</text:note-citation><text:note-body><text:p text:style-name="P15"><text:change-start text:change-id="ct94850269071008"/>Se debe indicar si la asistencia fue Presencial (P), Virtual (V) o No Asistió (NA)<text:change-end text:change-id="ct94850269071008"/></text:p></text:note-body></text:note></text:p>
          </table:table-cell>
          <table:table-cell table:style-name="Table5.D1" office:value-type="string">
            <text:p text:style-name="P13">Firma</text:p>
          </table:table-cell>
        </table:table-row>
        <table:table-row>
          <table:table-cell table:style-name="Table5.C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P5"/>
      <text:p text:style-name="P14"/>
      <text:p text:style-name="P4"><text:s/><text:change-end text:change-id="ct948502673779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Solicitud de Cambios a Línea Base</text:title></text:p>
              <text:p text:style-name="MP3"><text:subject>formato a diligenciar cuando se requiere hacer un cambio a un elemento de línea base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CM-01</text:user-defined></text:p>
                  </table:table-cell>
                  <table:table-cell table:style-name="Table1.B4" office:value-type="string">
                    <text:p text:style-name="Revision_20_Table_20_Content"><text:editing-cycles>56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56</meta:editing-cycles>
    <meta:editing-duration>PT3H26M22S</meta:editing-duration>
    <dc:subject>formato a diligenciar cuando se requiere hacer un cambio a un elemento de línea base</dc:subject>
    <dc:title>Solicitud de Cambios a Línea Base</dc:title>
    <meta:generator>LibreOffice/4.3.7.2$Linux_X86_64 LibreOffice_project/430$Build-2</meta:generator>
    <meta:initial-creator>Julian Raigosa</meta:initial-creator>
    <dc:date>2016-08-26T15:59:23.649298868</dc:date>
    <dc:creator>Julian Raigosa</dc:creator>
    <meta:document-statistic meta:table-count="4" meta:image-count="1" meta:object-count="0" meta:page-count="1" meta:paragraph-count="30" meta:word-count="93" meta:character-count="542" meta:non-whitespace-character-count="477"/>
    <meta:user-defined meta:name="Classification">TRN3</meta:user-defined>
    <meta:user-defined meta:name="Code">DE-FO-CM-01</meta:user-defined>
    <meta:user-defined meta:name="Expiry" meta:value-type="date">2017-04-28</meta:user-defined>
  </office:meta>
</office:document-meta>
</file>